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A8000008DE1EEA18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36cm" svg:height="20.999cm" svg:x="1.487cm" svg:y="0.591cm">
          <draw:image xlink:href="Pictures/1000020100000AA8000008DE1EEA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20T12:23:06.253545000</dc:date>
    <meta:editing-duration>PT11M46S</meta:editing-duration>
    <meta:editing-cycles>4</meta:editing-cycles>
    <meta:generator>LibreOffice/4.4.2.2$MacOSX_X86_64 LibreOffice_project/c4c7d32d0d49397cad38d62472b0bc8acff48dd6</meta:generator>
    <meta:document-statistic meta:object-count="24"/>
  </office:meta>
</office:document-meta>
</file>